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1.689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soli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7.773cm"/>
    </style:style>
    <style:style style:name="gr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7.77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7.839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7.7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189cm" svg:height="1.016cm" svg:x="3.944cm" svg:y="7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12.189cm" svg:height="1.016cm" svg:x="3.944cm" svg:y="6.61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143cm" svg:height="2.032cm" svg:x="2.814cm" svg:y="6.6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^\prime§svg§600§TRUE§</svg:desc>
          <draw:polygon draw:style-name="gr3" draw:text-style-name="P3" draw:layer="layout" svg:width="0.489cm" svg:height="0.405cm" svg:x="3.192cm" svg:y="7.507cm" svg:viewBox="0 0 490 406" draw:points="245,406 0,406 0,0 490,0 490,406">
            <text:p/>
          </draw:polygon>
          <draw:path draw:style-name="gr4" draw:text-style-name="P4" draw:layer="layout" svg:width="0.331cm" svg:height="0.336cm" svg:x="3.209cm" svg:y="7.576cm" svg:viewBox="0 0 332 337" svg:d="M0 0v15h11c39 0 39 6 39 24v260c0 17 0 23-39 23h-11v15h181c82 0 151-73 151-166 0-94-66-171-151-171zM118 322c-24 0-24-3-24-20v-267c0-17 0-20 24-20h49c30 0 65 12 91 47 21 29 25 71 25 109 0 56-10 85-28 109-10 14-38 42-87 42z">
            <text:p/>
          </draw:path>
          <draw:path draw:style-name="gr4" draw:text-style-name="P4" draw:layer="layout" svg:width="0.087cm" svg:height="0.178cm" svg:x="3.584cm" svg:y="7.506cm" svg:viewBox="0 0 88 179" svg:d="M84 31c3-7 4-10 4-11 0-12-10-20-21-20-14 0-18 11-19 17l-47 149c0 2-1 6-1 6 0 4 11 7 14 7 1 0 3 0 4-6z">
            <text:p/>
          </draw:path>
        </draw:g>
        <draw:g>
          <svg:title>TexMaths</svg:title>
          <svg:desc>14§display§\texttt{6.   return y;}§svg§600§FALSE§</svg:desc>
          <draw:polygon draw:style-name="gr5" draw:text-style-name="P5" draw:layer="layout" svg:width="3.349cm" svg:height="0.409cm" svg:x="8.214cm" svg:y="7.971cm" svg:viewBox="0 0 3350 410" draw:points="1674,410 0,410 0,0 3350,0 3350,410">
            <text:p/>
          </draw:polygon>
          <draw:path draw:style-name="gr4" draw:text-style-name="P4" draw:layer="layout" svg:width="0.206cm" svg:height="0.311cm" svg:x="8.241cm" svg:y="7.964cm" svg:viewBox="0 0 207 312" svg:d="M35 140c7-70 53-109 97-109 18 0 25 4 28 7-3 3-6 5-6 14 0 12 10 22 22 22 13 0 23-8 23-24 0-23-18-50-66-50-67 0-133 60-133 160 0 117 56 152 105 152 53 0 102-40 102-101 0-56-43-99-98-99-26 0-52 8-74 28zM105 283c-32 0-52-24-62-55-1-3-1-5-2-8v-3-4c0-3-2-11-2-16 0-30 30-54 67-54 41 0 66 32 66 68 0 44-32 72-67 72z">
            <text:p/>
          </draw:path>
          <draw:path draw:style-name="gr4" draw:text-style-name="P4" draw:layer="layout" svg:width="0.062cm" svg:height="0.062cm" svg:x="8.57cm" svg:y="8.209cm" svg:viewBox="0 0 63 63" svg:d="M63 32c0-19-15-32-31-32-19 0-32 15-32 31 0 19 15 32 31 32 19 0 32-15 32-31z">
            <text:p/>
          </draw:path>
          <draw:path draw:style-name="gr4" draw:text-style-name="P4" draw:layer="layout" svg:width="0.224cm" svg:height="0.216cm" svg:x="9.261cm" svg:y="8.055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9.53cm" svg:y="8.054cm" svg:viewBox="0 0 203 221" svg:d="M183 123c10 0 20 0 20-18 0-56-32-105-97-105-58 0-106 49-106 111 0 60 50 110 113 110 66 0 90-45 90-57 0-14-15-14-18-14-9 0-13 1-16 11-11 25-37 29-51 29-38 0-75-25-83-67zM36 94c6-37 35-63 70-63 26 0 56 11 62 63z">
            <text:p/>
          </draw:path>
          <draw:path draw:style-name="gr4" draw:text-style-name="P4" draw:layer="layout" svg:width="0.209cm" svg:height="0.276cm" svg:x="9.772cm" svg:y="7.998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4" draw:text-style-name="P4" draw:layer="layout" svg:width="0.247cm" svg:height="0.216cm" svg:x="10.023cm" svg:y="8.058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4" draw:text-style-name="P4" draw:layer="layout" svg:width="0.224cm" svg:height="0.216cm" svg:x="10.29cm" svg:y="8.055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10.538cm" svg:y="8.055cm" svg:viewBox="0 0 248 217" svg:d="M76 27c0-17 0-24-20-24h-35c-8 0-21 0-21 15 0 16 13 16 20 16h22v152h-21c-8 0-21 0-21 16 0 15 13 15 20 15h78c7 0 20 0 20-15 0-16-12-16-20-16h-22v-88c0-49 37-67 63-67 25 0 32 12 32 43v112h-18c-9 0-21 0-21 16 0 15 14 15 21 15h75c7 0 20 0 20-15 0-16-13-16-21-16h-21v-115c0-50-25-71-65-71-33 0-56 17-65 27z">
            <text:p/>
          </draw:path>
          <draw:path draw:style-name="gr4" draw:text-style-name="P4" draw:layer="layout" svg:width="0.234cm" svg:height="0.325cm" svg:x="11.06cm" svg:y="8.058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4" draw:text-style-name="P4" draw:layer="layout" svg:width="0.075cm" svg:height="0.28cm" svg:x="11.393cm" svg:y="8.058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 x \mapsto \alpha_x, y \mapsto ite(\alpha_x &lt; 5, 2 * \alpha_y, 3 * \alpha_y) \}~\pi = true§svg§600§FALSE§</svg:desc>
          <draw:polygon draw:style-name="gr5" draw:text-style-name="P5" draw:layer="layout" svg:width="11.695cm" svg:height="0.508cm" svg:x="4.121cm" svg:y="6.888cm" svg:viewBox="0 0 11696 509" draw:points="5848,509 0,509 0,0 11696,0 11696,509">
            <text:p/>
          </draw:polygon>
          <draw:path draw:style-name="gr4" draw:text-style-name="P4" draw:layer="layout" svg:width="0.261cm" svg:height="0.217cm" svg:x="4.139cm" svg:y="7.04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328cm" svg:height="0.115cm" svg:x="4.583cm" svg:y="7.076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5.109cm" svg:y="6.887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4" draw:text-style-name="P4" draw:layer="layout" svg:width="0.245cm" svg:height="0.223cm" svg:x="5.333cm" svg:y="7.038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5.762cm" svg:y="7.041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5.762cm" svg:y="7.005cm" svg:viewBox="0 0 438 258" svg:d="M385 139c-28 21-41 42-45 47-22 35-26 66-26 66 0 5 5 6 9 6 9 0 10-1 12-10 11-48 40-90 96-112 6-3 7-3 7-7 0-3-3-4-4-6-21-8-81-32-99-116-2-6-3-7-12-7-4 0-9 0-9 6 0 1 4 32 25 65 10 14 25 33 46 48h-367c-10 0-18 0-18 10s8 10 18 10z">
            <text:p/>
          </draw:path>
          <draw:path draw:style-name="gr4" draw:text-style-name="P4" draw:layer="layout" svg:width="0.276cm" svg:height="0.223cm" svg:x="6.382cm" svg:y="7.0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6.693cm" svg:y="7.178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058cm" svg:height="0.147cm" svg:x="6.966cm" svg:y="7.203cm" svg:viewBox="0 0 59 148" svg:d="M59 52c0-32-13-52-32-52-17 0-27 13-27 27 0 12 10 26 27 26 5 0 12-3 18-7 1-1 1-1 3-1v7c0 38-17 67-34 84-6 4-6 5-6 7 0 4 3 5 5 5 5 0 46-37 46-96z">
            <text:p/>
          </draw:path>
          <draw:path draw:style-name="gr4" draw:text-style-name="P4" draw:layer="layout" svg:width="0.227cm" svg:height="0.318cm" svg:x="7.156cm" svg:y="7.038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4" draw:text-style-name="P4" draw:layer="layout" svg:width="0.034cm" svg:height="0.184cm" svg:x="7.564cm" svg:y="7.041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7.564cm" svg:y="7.005cm" svg:viewBox="0 0 438 258" svg:d="M385 139c-28 21-41 42-45 47-22 35-26 66-26 66 0 5 5 6 9 6 9 0 10-1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131cm" svg:height="0.331cm" svg:x="8.178cm" svg:y="6.93cm" svg:viewBox="0 0 132 332" svg:d="M127 18c0-10-7-18-19-18-13 0-27 13-27 27 0 8 7 16 20 16 11 0 26-11 26-25zM90 203c5-14 5-15 9-28 5-10 7-17 7-27 0-22-15-40-40-40-48 0-66 71-66 77 0 4 6 4 6 4 5 0 5-1 8-8 14-47 34-62 50-62 5 0 13 0 13 15 0 12-4 21-6 27-4 13-26 70-35 91-4 12-11 29-11 39 0 24 17 41 41 41 47 0 66-72 66-76 0-5-5-5-7-5-5 0-5 1-7 9-9 31-26 60-51 60-8 0-12-4-12-15 0-13 4-20 15-50z">
            <text:p/>
          </draw:path>
          <draw:path draw:style-name="gr4" draw:text-style-name="P4" draw:layer="layout" svg:width="0.152cm" svg:height="0.314cm" svg:x="8.344cm" svg:y="6.949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4" draw:text-style-name="P4" draw:layer="layout" svg:width="0.189cm" svg:height="0.223cm" svg:x="8.533cm" svg:y="7.03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4" draw:text-style-name="P4" draw:layer="layout" svg:width="0.115cm" svg:height="0.492cm" svg:x="8.786cm" svg:y="6.887cm" svg:viewBox="0 0 116 493" svg:d="M116 488c0-1 0-2-10-11-61-61-77-155-77-231 0-85 19-170 80-232 7-7 7-7 7-8 0-5-3-6-5-6-6 0-51 34-80 97-25 54-31 109-31 149 0 39 6 98 32 154 31 62 73 93 79 93 2 0 5-2 5-5z">
            <text:p/>
          </draw:path>
          <draw:path draw:style-name="gr4" draw:text-style-name="P4" draw:layer="layout" svg:width="0.276cm" svg:height="0.223cm" svg:x="8.948cm" svg:y="7.0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9.258cm" svg:y="7.178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286cm" svg:x="9.667cm" svg:y="6.991cm" svg:viewBox="0 0 302 287" svg:d="M293 21c5-3 9-6 9-11 0-6-4-10-9-10-2 0-3 0-10 3l-273 130c-6 1-10 4-10 10 0 7 4 8 10 11l273 129c7 4 8 4 10 4 5 0 9-4 9-10s-4-8-9-11l-259-123z">
            <text:p/>
          </draw:path>
          <draw:path draw:style-name="gr4" draw:text-style-name="P4" draw:layer="layout" svg:width="0.196cm" svg:height="0.339cm" svg:x="10.169cm" svg:y="6.929cm" svg:viewBox="0 0 197 340" svg:d="M197 230c0-59-40-108-93-108-24 0-45 7-63 25v-97c9 3 26 7 42 7 61 0 95-46 95-51 0-3-2-6-4-6 0 0-2 0-5 1-9 5-33 14-67 14-19 0-43-2-66-14-4-1-5-1-5-1-6 0-6 4-6 13v145c0 10 0 13 7 13 3 0 4-2 7-4 4-7 24-34 63-34 27 0 39 22 42 31 9 18 10 38 10 63 0 17 0 46-13 67-11 19-29 32-53 32-35 0-64-27-73-56 2 1 3 1 9 1 17 0 25-12 25-23 0-13-8-24-25-24-7 0-24 3-24 25 0 43 34 91 90 91 57 0 107-48 107-110z">
            <text:p/>
          </draw:path>
          <draw:path draw:style-name="gr4" draw:text-style-name="P4" draw:layer="layout" svg:width="0.058cm" svg:height="0.147cm" svg:x="10.431cm" svg:y="7.203cm" svg:viewBox="0 0 59 148" svg:d="M59 52c0-32-13-52-32-52-17 0-27 13-27 27 0 12 10 26 27 26 5 0 12-3 18-7 1-1 1-1 3-1v7c0 38-17 67-34 84-6 4-6 5-6 7 0 4 3 5 5 5 5 0 46-37 46-96z">
            <text:p/>
          </draw:path>
          <draw:path draw:style-name="gr4" draw:text-style-name="P4" draw:layer="layout" svg:width="0.196cm" svg:height="0.328cm" svg:x="10.633cm" svg:y="6.929cm" svg:viewBox="0 0 197 329" svg:d="M38 291l53-50c77-69 106-95 106-146 0-56-44-95-105-95-56 0-92 45-92 90 0 28 25 28 27 28 8 0 25-7 25-27 0-13-9-25-27-25-3 0-4 0-5 0 11-32 37-51 67-51 45 0 66 41 66 80 0 41-26 80-52 109l-95 107c-6 5-6 7-6 18h183l14-85h-12c-2 13-6 36-10 43-4 4-36 4-48 4z">
            <text:p/>
          </draw:path>
          <draw:path draw:style-name="gr4" draw:text-style-name="P4" draw:layer="layout" svg:width="0.182cm" svg:height="0.212cm" svg:x="10.994cm" svg:y="7.027cm" svg:viewBox="0 0 183 213" svg:d="M104 18c1-7 1-18-12-18-8 0-15 7-14 13v7l7 77-63-47c-4-2-5-4-8-4-7 0-14 7-14 14 0 9 6 10 10 13l70 33-69 34c-7 4-11 6-11 13 0 8 7 14 14 14 3 0 4 0 17-9l54-40-7 82c0 11 9 13 13 13 6 0 14-3 14-13l-8-82 64 46c4 3 6 3 8 3 7 0 14-7 14-14s-5-10-11-13c-29-14-31-14-70-34l69-32c8-4 12-7 12-14s-7-14-14-14c-2 0-4 0-16 10l-56 41z">
            <text:p/>
          </draw:path>
          <draw:path draw:style-name="gr4" draw:text-style-name="P4" draw:layer="layout" svg:width="0.276cm" svg:height="0.223cm" svg:x="11.337cm" svg:y="7.0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11.646cm" svg:y="7.178cm" svg:viewBox="0 0 178 224" svg:d="M176 22c2-5 2-5 2-8 0-7-6-11-11-11s-10 3-14 8c-2 3-5 14-6 21l-7 28c-3 9-14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058cm" svg:height="0.147cm" svg:x="11.909cm" svg:y="7.203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text-style-name="P4" draw:layer="layout" svg:width="0.205cm" svg:height="0.339cm" svg:x="12.105cm" svg:y="6.929cm" svg:viewBox="0 0 206 340" svg:d="M123 155c41-14 69-47 69-86 0-41-44-69-91-69-51 0-87 29-87 67 0 17 10 25 25 25 16 0 25-9 25-25 0-24-23-24-30-24 15-25 47-30 65-30 20 0 48 11 48 54 0 7-1 35-14 58-15 23-32 25-45 25-3 0-15 1-18 1-4 0-8 2-8 6 0 5 4 5 12 5h21c41 0 59 34 59 83 0 67-34 81-56 81-21 0-57-8-76-38 19 3 34-8 34-26s-14-28-28-28c-13 0-28 7-28 28 0 46 46 78 99 78 62 0 107-45 107-95 0-41-31-80-83-90z">
            <text:p/>
          </draw:path>
          <draw:path draw:style-name="gr4" draw:text-style-name="P4" draw:layer="layout" svg:width="0.182cm" svg:height="0.212cm" svg:x="12.471cm" svg:y="7.027cm" svg:viewBox="0 0 183 213" svg:d="M104 18c1-7 1-18-12-18-8 0-15 7-14 13v7l7 77-63-47c-4-2-5-4-8-4-7 0-14 7-14 14 0 9 6 10 10 13l70 33-69 34c-7 4-11 6-11 13 0 8 7 14 14 14 3 0 4 0 17-9l54-40-7 82c0 11 9 13 13 13 6 0 14-3 14-13l-8-82 64 46c4 3 6 3 8 3 7 0 14-7 14-14s-5-10-11-13c-29-14-31-14-70-34l69-32c8-4 12-7 12-14s-7-14-14-14c-2 0-4 0-16 10l-56 41z">
            <text:p/>
          </draw:path>
          <draw:path draw:style-name="gr4" draw:text-style-name="P4" draw:layer="layout" svg:width="0.276cm" svg:height="0.223cm" svg:x="12.814cm" svg:y="7.0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13.123cm" svg:y="7.178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115cm" svg:height="0.492cm" svg:x="13.371cm" svg:y="6.887cm" svg:viewBox="0 0 116 493" svg:d="M116 246c0-37-5-98-33-154-30-60-73-92-77-92-5 0-6 1-6 6 0 1 0 1 10 11 49 49 77 127 77 229 0 86-18 172-80 234-7 6-7 7-7 8 0 3 1 5 6 5 4 0 49-34 78-96 25-54 32-109 32-151z">
            <text:p/>
          </draw:path>
          <draw:path draw:style-name="gr4" draw:text-style-name="P4" draw:layer="layout" svg:width="0.175cm" svg:height="0.492cm" svg:x="13.57cm" svg:y="6.887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4" draw:text-style-name="P4" draw:layer="layout" svg:width="0.266cm" svg:height="0.217cm" svg:x="13.956cm" svg:y="7.044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layout" svg:width="0.328cm" svg:height="0.115cm" svg:x="14.404cm" svg:y="7.076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52cm" svg:height="0.314cm" svg:x="14.907cm" svg:y="6.949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4" draw:text-style-name="P4" draw:layer="layout" svg:width="0.201cm" svg:height="0.223cm" svg:x="15.086cm" svg:y="7.03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15.321cm" svg:y="7.038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15.61cm" svg:y="7.03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connector draw:style-name="gr6" draw:text-style-name="P1" draw:layer="layout" draw:type="lines" draw:line-skew="0.006cm -0.455cm" svg:x1="5.413cm" svg:y1="5.145cm" svg:x2="10.038cm" svg:y2="6.61cm" draw:start-shape="id1" draw:start-glue-point="2" draw:end-shape="id2" draw:end-glue-point="0" svg:d="M5413 5145v507l4625 2v956" svg:viewBox="0 0 4626 1466">
          <text:p/>
        </draw:connector>
        <draw:connector draw:style-name="gr7" draw:text-style-name="P1" draw:layer="layout" draw:type="lines" draw:line-skew="0.029cm -0.455cm" svg:x1="15.68cm" svg:y1="5.146cm" svg:x2="10.038cm" svg:y2="6.61cm" draw:start-shape="id3" draw:start-glue-point="2" draw:end-shape="id2" draw:end-glue-point="0" svg:d="M15680 5146v530l-5642-22v956" svg:viewBox="0 0 5643 1465">
          <text:p/>
        </draw:connector>
        <draw:g xml:id="id6" draw:id="id6">
          <draw:custom-shape draw:style-name="gr8" draw:text-style-name="P1" draw:layer="layout" svg:width="8.273cm" svg:height="1.016cm" svg:x="6.944cm" svg:y="1.12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8.273cm" svg:height="1.016cm" svg:x="6.944cm" svg:y="0.109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xml:id="id4" draw:id="id4" draw:layer="layout" svg:width="1.143cm" svg:height="2.032cm" svg:x="5.814cm" svg:y="0.1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3" draw:text-style-name="P3" draw:layer="layout" svg:width="0.369cm" svg:height="0.335cm" svg:x="6.187cm" svg:y="1.016cm" svg:viewBox="0 0 370 336" draw:points="185,336 0,336 0,0 370,0 370,336">
            <text:p/>
          </draw:polygon>
          <draw:path draw:style-name="gr4" draw:text-style-name="P4" draw:layer="layout" svg:width="0.338cm" svg:height="0.353cm" svg:x="6.202cm" svg:y="0.999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sigma = \{ x \mapsto \alpha_x, y \mapsto \alpha_y \}~\pi = true§svg§600§FALSE§</svg:desc>
          <draw:polygon draw:style-name="gr5" draw:text-style-name="P5" draw:layer="layout" svg:width="6.874cm" svg:height="0.508cm" svg:x="7.619cm" svg:y="0.384cm" svg:viewBox="0 0 6875 509" draw:points="3437,509 0,509 0,0 6875,0 6875,509">
            <text:p/>
          </draw:polygon>
          <draw:path draw:style-name="gr4" draw:text-style-name="P4" draw:layer="layout" svg:width="0.261cm" svg:height="0.217cm" svg:x="7.637cm" svg:y="0.5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328cm" svg:height="0.115cm" svg:x="8.081cm" svg:y="0.572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8.607cm" svg:y="0.383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4" draw:text-style-name="P4" draw:layer="layout" svg:width="0.245cm" svg:height="0.223cm" svg:x="8.831cm" svg:y="0.534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9.26cm" svg:y="0.537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9.26cm" svg:y="0.501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4" draw:text-style-name="P4" draw:layer="layout" svg:width="0.276cm" svg:height="0.223cm" svg:x="9.88cm" svg:y="0.5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10.191cm" svg:y="0.674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058cm" svg:height="0.147cm" svg:x="10.464cm" svg:y="0.699cm" svg:viewBox="0 0 59 148" svg:d="M59 52c0-32-13-52-32-52-17 0-27 13-27 27 0 12 10 26 27 26 5 0 12-3 18-7 1-1 1-1 3-1v7c0 38-17 67-34 84-6 4-6 5-6 7 0 4 3 5 5 5 5 0 46-37 46-96z">
            <text:p/>
          </draw:path>
          <draw:path draw:style-name="gr4" draw:text-style-name="P4" draw:layer="layout" svg:width="0.227cm" svg:height="0.318cm" svg:x="10.654cm" svg:y="0.534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4" draw:text-style-name="P4" draw:layer="layout" svg:width="0.034cm" svg:height="0.184cm" svg:x="11.061cm" svg:y="0.537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11.061cm" svg:y="0.501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276cm" svg:height="0.223cm" svg:x="11.682cm" svg:y="0.5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11.991cm" svg:y="0.674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175cm" svg:height="0.492cm" svg:x="12.247cm" svg:y="0.383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4" draw:text-style-name="P4" draw:layer="layout" svg:width="0.266cm" svg:height="0.217cm" svg:x="12.634cm" svg:y="0.54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layout" svg:width="0.328cm" svg:height="0.115cm" svg:x="13.081cm" svg:y="0.572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52cm" svg:height="0.314cm" svg:x="13.583cm" svg:y="0.445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4" draw:text-style-name="P4" draw:layer="layout" svg:width="0.201cm" svg:height="0.223cm" svg:x="13.763cm" svg:y="0.534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13.998cm" svg:y="0.534cm" svg:viewBox="0 0 255 224" svg:d="M158 192c6 19 24 32 45 32 17 0 28-11 36-27 9-18 16-49 16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14.287cm" svg:y="0.53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2.    if (x &lt; 5)}§svg§600§FALSE§</svg:desc>
          <draw:polygon draw:style-name="gr5" draw:text-style-name="P5" draw:layer="layout" svg:width="3.608cm" svg:height="0.382cm" svg:x="9.213cm" svg:y="1.439cm" svg:viewBox="0 0 3609 383" draw:points="1805,383 0,383 0,0 3609,0 3609,383">
            <text:p/>
          </draw:polygon>
          <draw:path draw:style-name="gr4" draw:text-style-name="P4" draw:layer="layout" svg:width="0.208cm" svg:height="0.307cm" svg:x="9.238cm" svg:y="1.474cm" svg:viewBox="0 0 209 308" svg:d="M7 279c-4 4-7 7-7 14 0 15 13 15 21 15h167c16 0 21-5 21-21v-12c0-10 0-21-17-21-18 0-18 9-18 23h-118c29-25 77-61 98-82 31-27 55-59 55-98 0-61-51-97-111-97-59 0-98 41-98 83 0 18 14 24 22 24 10 0 21-9 21-23 0-6-1-13-5-15 7-24 29-38 57-38 41 0 79 22 79 66 0 35-24 63-56 89z">
            <text:p/>
          </draw:path>
          <draw:path draw:style-name="gr4" draw:text-style-name="P4" draw:layer="layout" svg:width="0.062cm" svg:height="0.062cm" svg:x="9.569cm" svg:y="1.718cm" svg:viewBox="0 0 63 63" svg:d="M63 32c0-19-15-32-31-32-19 0-32 15-32 31 0 19 15 32 31 32 19 0 32-15 32-31z">
            <text:p/>
          </draw:path>
          <draw:path draw:style-name="gr4" draw:text-style-name="P4" draw:layer="layout" svg:width="0.187cm" svg:height="0.302cm" svg:x="10.283cm" svg:y="1.479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4" draw:text-style-name="P4" draw:layer="layout" svg:width="0.195cm" svg:height="0.305cm" svg:x="10.522cm" svg:y="1.476cm" svg:viewBox="0 0 196 306" svg:d="M105 122h60c7 0 20 0 20-14 0-16-11-16-20-16h-60v-23c0-38 32-38 48-38 0 1 4 21 22 21 10 0 21-9 21-23 0-29-41-29-48-29-39 0-78 22-78 66v26h-49c-8 0-21 0-21 16 0 14 13 14 20 14h50v153h-50c-7 0-20 0-20 15 0 16 13 16 20 16h134c8 0 21 0 21-16 0-15-13-15-21-15h-49z">
            <text:p/>
          </draw:path>
          <draw:path draw:style-name="gr4" draw:text-style-name="P4" draw:layer="layout" svg:width="0.131cm" svg:height="0.383cm" svg:x="11.103cm" svg:y="1.438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4" draw:text-style-name="P4" draw:layer="layout" svg:width="0.231cm" svg:height="0.212cm" svg:x="11.288cm" svg:y="1.568cm" svg:viewBox="0 0 232 213" svg:d="M129 104l56-73h19c7 0 21 0 21-16 0-15-12-15-21-15h-57c-7 0-20 0-20 15 0 16 12 16 24 16l-36 49-38-49c13 0 24 0 24-16 0-15-13-15-20-15h-57c-9 0-21 0-21 15 0 16 14 16 21 16h19l59 73-61 80h-20c-8 0-21 0-21 15 0 14 14 14 21 14h57c7 0 20 0 20-14 0-15-10-15-25-15l42-62 45 62c-14 0-26 0-26 15 0 14 13 14 20 14h57c7 0 21 0 21-14 0-15-12-15-21-15h-19z">
            <text:p/>
          </draw:path>
          <draw:path draw:style-name="gr4" draw:text-style-name="P4" draw:layer="layout" svg:width="0.203cm" svg:height="0.247cm" svg:x="11.818cm" svg:y="1.507cm" svg:viewBox="0 0 204 248" svg:d="M192 34c5-3 12-7 12-17 0-11-9-17-18-17-4 0-5 0-12 6l-163 102c-4 3-11 7-11 15 0 7 4 13 8 16l166 103c7 5 8 6 12 6 9 0 18-7 18-18 0-9-7-13-12-17l-142-90z">
            <text:p/>
          </draw:path>
          <draw:path draw:style-name="gr4" draw:text-style-name="P4" draw:layer="layout" svg:width="0.208cm" svg:height="0.307cm" svg:x="12.332cm" svg:y="1.479cm" svg:viewBox="0 0 209 308" svg:d="M112 109c-18 0-39 5-60 16v-94h119c7 0 19 0 19-16 0-15-11-15-19-15h-133c-17 0-20 4-20 20v131c0 10 0 21 16 21 8 0 11-2 15-7 13-16 34-25 62-25 40 0 63 37 63 69 0 39-35 68-77 68-14 0-45-4-59-30 3-3 5-6 5-16 0-15-11-22-21-22-7 0-22 4-22 24 0 40 42 75 97 75 63 0 112-45 112-99 0-51-40-100-97-100z">
            <text:p/>
          </draw:path>
          <draw:path draw:style-name="gr4" draw:text-style-name="P4" draw:layer="layout" svg:width="0.131cm" svg:height="0.383cm" svg:x="12.606cm" svg:y="1.438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1" draw:id="id1">
          <draw:custom-shape draw:style-name="gr10" draw:text-style-name="P1" draw:layer="layout" svg:width="8.339cm" svg:height="1.016cm" svg:x="1.244cm" svg:y="4.12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xml:id="id5" draw:id="id5" draw:layer="layout" svg:width="8.339cm" svg:height="1.016cm" svg:x="1.244cm" svg:y="3.11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143cm" svg:height="2.032cm" svg:x="0.114cm" svg:y="3.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3" draw:text-style-name="P3" draw:layer="layout" svg:width="0.348cm" svg:height="0.335cm" svg:x="0.488cm" svg:y="4.002cm" svg:viewBox="0 0 349 336" draw:points="175,336 0,336 0,0 349,0 349,336">
            <text:p/>
          </draw:polygon>
          <draw:path draw:style-name="gr4" draw:text-style-name="P4" draw:layer="layout" svg:width="0.303cm" svg:height="0.336cm" svg:x="0.506cm" svg:y="4.001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3.      y = y * 2;}§svg§600§FALSE§</svg:desc>
          <draw:polygon draw:style-name="gr5" draw:text-style-name="P5" draw:layer="layout" svg:width="3.61cm" svg:height="0.409cm" svg:x="3.314cm" svg:y="4.492cm" svg:viewBox="0 0 3611 410" draw:points="1805,410 0,410 0,0 3611,0 3611,410">
            <text:p/>
          </draw:polygon>
          <draw:path draw:style-name="gr4" draw:text-style-name="P4" draw:layer="layout" svg:width="0.215cm" svg:height="0.311cm" svg:x="3.335cm" svg:y="4.485cm" svg:viewBox="0 0 216 312" svg:d="M160 143c28-18 42-46 42-73 0-36-37-70-94-70-59 0-94 24-94 57 0 17 13 24 22 24 12 0 23-8 23-22 0-7-3-11-4-14 15-14 50-14 54-14 34 0 59 17 59 39 0 15-8 32-21 43-17 13-28 14-46 14-28 3-37 3-37 17 0 16 13 16 20 16h24c49 0 74 33 74 61 0 31-28 62-73 62-19 0-59-6-71-30 3-1 5-4 5-14 0-12-8-22-21-22-11 0-22 7-22 24 0 43 48 71 109 71 65 0 107-45 107-91 0-35-23-64-56-78z">
            <text:p/>
          </draw:path>
          <draw:path draw:style-name="gr4" draw:text-style-name="P4" draw:layer="layout" svg:width="0.062cm" svg:height="0.062cm" svg:x="3.67cm" svg:y="4.73cm" svg:viewBox="0 0 63 63" svg:d="M63 32c0-19-15-32-31-32-19 0-32 15-32 31 0 19 15 32 31 32 19 0 32-15 32-31z">
            <text:p/>
          </draw:path>
          <draw:path draw:style-name="gr4" draw:text-style-name="P4" draw:layer="layout" svg:width="0.234cm" svg:height="0.325cm" svg:x="4.359cm" svg:y="4.579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4" draw:text-style-name="P4" draw:layer="layout" svg:width="0.22cm" svg:height="0.11cm" svg:x="4.879cm" svg:y="4.586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4" draw:text-style-name="P4" draw:layer="layout" svg:width="0.234cm" svg:height="0.325cm" svg:x="5.39cm" svg:y="4.579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4" draw:text-style-name="P4" draw:layer="layout" svg:width="0.191cm" svg:height="0.212cm" svg:x="5.927cm" svg:y="4.535cm" svg:viewBox="0 0 192 213" svg:d="M111 133c30 17 12 7 47 28 13 7 14 7 18 7 10 0 16-8 16-15 0-9-6-14-7-14-11-9-46-26-59-33l55-28c5-4 11-7 11-16 0-3 0-17-20-17l-61 36c1-14 1-46 1-60 0-4 0-21-15-21-17 0-17 17-17 21 0 14 0 46 1 60l-53-32c-7-4-8-4-11-4-10 0-17 10-17 17 0 9 6 12 11 15l55 29-53 30c-6 3-13 7-13 17 0 1 0 15 20 15l61-35c-1 13-1 45-1 60 0 4 0 20 17 20 15 0 15-16 15-20 0-15 0-47-1-60z">
            <text:p/>
          </draw:path>
          <draw:path draw:style-name="gr4" draw:text-style-name="P4" draw:layer="layout" svg:width="0.208cm" svg:height="0.307cm" svg:x="6.434cm" svg:y="4.485cm" svg:viewBox="0 0 209 308" svg:d="M7 279c-4 4-7 7-7 14 0 15 13 15 21 15h167c16 0 21-6 21-21v-13c0-9 0-21-17-21-18 0-18 10-18 24h-118c29-25 77-61 98-82 31-27 55-59 55-98 0-61-51-97-111-97-59 0-98 41-98 83 0 18 14 23 22 23 10 0 23-8 23-22 0-6-3-13-7-15 7-24 29-38 57-38 41 0 79 22 79 66 0 35-24 63-58 89z">
            <text:p/>
          </draw:path>
          <draw:path draw:style-name="gr4" draw:text-style-name="P4" draw:layer="layout" svg:width="0.075cm" svg:height="0.28cm" svg:x="6.754cm" svg:y="4.579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 xml:id="id3" draw:id="id3">
          <draw:custom-shape draw:style-name="gr11" draw:text-style-name="P1" draw:layer="layout" svg:width="8.272cm" svg:height="1.016cm" svg:x="11.544cm" svg:y="4.1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xml:id="id7" draw:id="id7" draw:layer="layout" svg:width="8.272cm" svg:height="1.016cm" svg:x="11.544cm" svg:y="3.111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143cm" svg:height="2.032cm" svg:x="10.414cm" svg:y="3.1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3" draw:text-style-name="P3" draw:layer="layout" svg:width="0.355cm" svg:height="0.335cm" svg:x="10.788cm" svg:y="4.016cm" svg:viewBox="0 0 356 336" draw:points="178,336 0,336 0,0 356,0 356,336">
            <text:p/>
          </draw:polygon>
          <draw:path draw:style-name="gr4" draw:text-style-name="P4" draw:layer="layout" svg:width="0.3cm" svg:height="0.359cm" svg:x="10.816cm" svg:y="4.003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sigma = \{ x \mapsto \alpha_x, y \mapsto \alpha_y \}~\pi = \alpha_x \geq 5§svg§600§FALSE§</svg:desc>
          <draw:polygon draw:style-name="gr5" draw:text-style-name="P5" draw:layer="layout" svg:width="7.415cm" svg:height="0.508cm" svg:x="11.92cm" svg:y="3.386cm" svg:viewBox="0 0 7416 509" draw:points="3707,509 0,509 0,0 7416,0 7416,509">
            <text:p/>
          </draw:polygon>
          <draw:path draw:style-name="gr4" draw:text-style-name="P4" draw:layer="layout" svg:width="0.261cm" svg:height="0.217cm" svg:x="11.938cm" svg:y="3.542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328cm" svg:height="0.115cm" svg:x="12.382cm" svg:y="3.574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12.908cm" svg:y="3.385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4" draw:text-style-name="P4" draw:layer="layout" svg:width="0.245cm" svg:height="0.223cm" svg:x="13.132cm" svg:y="3.536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13.561cm" svg:y="3.539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13.561cm" svg:y="3.503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4" draw:text-style-name="P4" draw:layer="layout" svg:width="0.276cm" svg:height="0.223cm" svg:x="14.181cm" svg:y="3.5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14.492cm" svg:y="3.676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058cm" svg:height="0.147cm" svg:x="14.765cm" svg:y="3.701cm" svg:viewBox="0 0 59 148" svg:d="M59 52c0-32-13-52-32-52-17 0-27 13-27 27 0 12 10 26 27 26 5 0 12-3 18-7 1-1 1-1 3-1v7c0 38-17 67-34 84-6 4-6 5-6 7 0 4 3 5 5 5 5 0 46-37 46-96z">
            <text:p/>
          </draw:path>
          <draw:path draw:style-name="gr4" draw:text-style-name="P4" draw:layer="layout" svg:width="0.227cm" svg:height="0.318cm" svg:x="14.955cm" svg:y="3.536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4" draw:text-style-name="P4" draw:layer="layout" svg:width="0.034cm" svg:height="0.184cm" svg:x="15.363cm" svg:y="3.539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15.363cm" svg:y="3.503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276cm" svg:height="0.223cm" svg:x="15.983cm" svg:y="3.5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16.292cm" svg:y="3.676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175cm" svg:height="0.492cm" svg:x="16.549cm" svg:y="3.385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4" draw:text-style-name="P4" draw:layer="layout" svg:width="0.266cm" svg:height="0.217cm" svg:x="16.935cm" svg:y="3.542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layout" svg:width="0.328cm" svg:height="0.115cm" svg:x="17.383cm" svg:y="3.574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276cm" svg:height="0.223cm" svg:x="17.894cm" svg:y="3.5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18.203cm" svg:y="3.676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381cm" svg:x="18.612cm" svg:y="3.441cm" svg:viewBox="0 0 302 382" svg:d="M293 154c7-3 9-7 9-11s-2-7-9-11l-273-129c-7-3-9-3-10-3-6 0-10 4-10 10 0 5 4 8 10 11l259 122-259 121c-10 5-10 9-10 12 0 5 4 9 10 9 1 0 3 0 8-2zM284 382c9 0 18 0 18-10s-11-10-18-10h-266c-8 0-18 0-18 10s8 10 17 10z">
            <text:p/>
          </draw:path>
          <draw:path draw:style-name="gr4" draw:text-style-name="P4" draw:layer="layout" svg:width="0.196cm" svg:height="0.339cm" svg:x="19.113cm" svg:y="3.427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g>
          <svg:title>TexMaths</svg:title>
          <svg:desc>14§display§\texttt{5.      y = y * 3;}§svg§600§FALSE§</svg:desc>
          <draw:polygon draw:style-name="gr5" draw:text-style-name="P5" draw:layer="layout" svg:width="3.61cm" svg:height="0.409cm" svg:x="13.915cm" svg:y="4.471cm" svg:viewBox="0 0 3611 410" draw:points="1805,410 0,410 0,0 3611,0 3611,410">
            <text:p/>
          </draw:polygon>
          <draw:path draw:style-name="gr4" draw:text-style-name="P4" draw:layer="layout" svg:width="0.208cm" svg:height="0.307cm" svg:x="13.94cm" svg:y="4.47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4" draw:text-style-name="P4" draw:layer="layout" svg:width="0.062cm" svg:height="0.062cm" svg:x="14.271cm" svg:y="4.709cm" svg:viewBox="0 0 63 63" svg:d="M63 32c0-19-15-32-31-32-19 0-32 15-32 31 0 19 15 32 31 32 19 0 32-15 32-31z">
            <text:p/>
          </draw:path>
          <draw:path draw:style-name="gr4" draw:text-style-name="P4" draw:layer="layout" svg:width="0.234cm" svg:height="0.325cm" svg:x="14.96cm" svg:y="4.558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4" draw:text-style-name="P4" draw:layer="layout" svg:width="0.22cm" svg:height="0.11cm" svg:x="15.48cm" svg:y="4.565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4" draw:text-style-name="P4" draw:layer="layout" svg:width="0.234cm" svg:height="0.325cm" svg:x="15.991cm" svg:y="4.558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4" draw:text-style-name="P4" draw:layer="layout" svg:width="0.191cm" svg:height="0.212cm" svg:x="16.528cm" svg:y="4.514cm" svg:viewBox="0 0 192 213" svg:d="M111 133c30 17 12 7 47 28 13 7 14 7 18 7 10 0 16-8 16-15 0-9-6-14-7-14-11-9-46-26-59-33l55-28c5-4 11-7 11-16 0-3 0-17-20-17l-61 36c1-14 1-46 1-60 0-4 0-21-15-21-17 0-17 17-17 21 0 14 0 46 1 60l-53-32c-7-4-8-4-11-4-10 0-17 10-17 17 0 9 6 12 11 15l55 29-53 30c-6 3-13 7-13 17 0 1 0 15 20 15l61-35c-1 13-1 45-1 60 0 4 0 20 17 20 15 0 15-16 15-20 0-15 0-47-1-60z">
            <text:p/>
          </draw:path>
          <draw:path draw:style-name="gr4" draw:text-style-name="P4" draw:layer="layout" svg:width="0.215cm" svg:height="0.311cm" svg:x="17.032cm" svg:y="4.464cm" svg:viewBox="0 0 216 312" svg:d="M160 143c28-18 42-46 42-73 0-36-37-70-94-70-59 0-94 24-94 57 0 17 13 24 22 24 12 0 23-8 23-22 0-7-3-11-4-14 14-14 50-14 54-14 34 0 59 17 59 39 0 15-8 32-21 43-17 13-28 14-46 14-28 3-37 3-37 17 0 16 13 16 20 16h24c49 0 74 33 74 61 0 31-28 62-73 62-19 0-59-6-71-30 3-1 5-4 5-14 0-12-8-22-21-22-11 0-22 7-22 24 0 43 48 71 109 71 65 0 107-45 107-91 0-35-23-64-56-78z">
            <text:p/>
          </draw:path>
          <draw:path draw:style-name="gr4" draw:text-style-name="P4" draw:layer="layout" svg:width="0.075cm" svg:height="0.28cm" svg:x="17.355cm" svg:y="4.558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 x \mapsto \alpha_x, y \mapsto \alpha_y \}~\pi = \alpha_x &lt; 5§svg§600§FALSE§</svg:desc>
          <draw:polygon draw:style-name="gr5" draw:text-style-name="P5" draw:layer="layout" svg:width="7.415cm" svg:height="0.508cm" svg:x="1.689cm" svg:y="3.385cm" svg:viewBox="0 0 7416 509" draw:points="3707,509 0,509 0,0 7416,0 7416,509">
            <text:p/>
          </draw:polygon>
          <draw:path draw:style-name="gr4" draw:text-style-name="P4" draw:layer="layout" svg:width="0.261cm" svg:height="0.217cm" svg:x="1.707cm" svg:y="3.541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328cm" svg:height="0.115cm" svg:x="2.151cm" svg:y="3.573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2.677cm" svg:y="3.384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4" draw:text-style-name="P4" draw:layer="layout" svg:width="0.245cm" svg:height="0.223cm" svg:x="2.901cm" svg:y="3.535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3.33cm" svg:y="3.538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3.33cm" svg:y="3.502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4" draw:text-style-name="P4" draw:layer="layout" svg:width="0.276cm" svg:height="0.223cm" svg:x="3.95cm" svg:y="3.53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4.261cm" svg:y="3.675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058cm" svg:height="0.147cm" svg:x="4.534cm" svg:y="3.7cm" svg:viewBox="0 0 59 148" svg:d="M59 52c0-32-13-52-32-52-17 0-27 13-27 27 0 12 10 26 27 26 5 0 12-3 18-7 1-1 1-1 3-1v7c0 38-17 67-34 84-6 4-6 5-6 7 0 4 3 5 5 5 5 0 46-37 46-96z">
            <text:p/>
          </draw:path>
          <draw:path draw:style-name="gr4" draw:text-style-name="P4" draw:layer="layout" svg:width="0.227cm" svg:height="0.318cm" svg:x="4.724cm" svg:y="3.535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4" draw:text-style-name="P4" draw:layer="layout" svg:width="0.034cm" svg:height="0.184cm" svg:x="5.132cm" svg:y="3.538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5.132cm" svg:y="3.502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276cm" svg:height="0.223cm" svg:x="5.752cm" svg:y="3.53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6.061cm" svg:y="3.675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175cm" svg:height="0.492cm" svg:x="6.318cm" svg:y="3.384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4" draw:text-style-name="P4" draw:layer="layout" svg:width="0.266cm" svg:height="0.217cm" svg:x="6.704cm" svg:y="3.541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layout" svg:width="0.328cm" svg:height="0.115cm" svg:x="7.152cm" svg:y="3.573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276cm" svg:height="0.223cm" svg:x="7.663cm" svg:y="3.53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7.972cm" svg:y="3.675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286cm" svg:x="8.381cm" svg:y="3.488cm" svg:viewBox="0 0 302 287" svg:d="M293 21c5-3 9-6 9-11 0-6-4-10-9-10-2 0-3 0-10 3l-273 130c-6 1-10 4-10 10 0 7 4 8 10 11l273 129c7 4 8 4 10 4 5 0 9-4 9-10s-4-8-9-11l-259-123z">
            <text:p/>
          </draw:path>
          <draw:path draw:style-name="gr4" draw:text-style-name="P4" draw:layer="layout" svg:width="0.196cm" svg:height="0.339cm" svg:x="8.882cm" svg:y="3.426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connector draw:style-name="gr6" draw:text-style-name="P1" draw:layer="layout" draw:type="lines" draw:line-skew="0.101cm" svg:x1="5.814cm" svg:y1="1.125cm" svg:x2="5.413cm" svg:y2="3.11cm" draw:start-shape="id4" draw:start-glue-point="3" draw:end-shape="id5" svg:d="M5814 1125h-401v1484 501" svg:viewBox="0 0 402 1986">
          <text:p/>
        </draw:connector>
        <draw:connector draw:style-name="gr6" draw:text-style-name="P1" draw:layer="layout" draw:type="lines" draw:line-skew="-0.037cm" svg:x1="15.217cm" svg:y1="1.126cm" svg:x2="15.68cm" svg:y2="3.111cm" draw:start-shape="id6" draw:start-glue-point="1" draw:end-shape="id7" draw:end-glue-point="0" svg:d="M15217 1126h463v1484 501" svg:viewBox="0 0 464 1986">
          <text:p/>
        </draw:connector>
        <draw:g>
          <svg:title>TexMaths</svg:title>
          <svg:desc>14§display§\alpha_x &lt; 5§svg§600§FALSE§</svg:desc>
          <draw:polygon draw:style-name="gr5" draw:text-style-name="P5" draw:layer="layout" svg:width="1.462cm" svg:height="0.39cm" svg:x="3.721cm" svg:y="0.994cm" svg:viewBox="0 0 1463 391" draw:points="731,391 0,391 0,0 1463,0 1463,391">
            <text:p/>
          </draw:polygon>
          <draw:path draw:style-name="gr4" draw:text-style-name="P4" draw:layer="layout" svg:width="0.276cm" svg:height="0.223cm" svg:x="3.741cm" svg:y="1.09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4.051cm" svg:y="1.232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286cm" svg:x="4.46cm" svg:y="1.045cm" svg:viewBox="0 0 302 287" svg:d="M293 21c5-3 9-6 9-11 0-6-4-10-9-10-2 0-3 0-10 3l-273 130c-6 1-10 4-10 10 0 7 4 8 10 11l273 129c7 4 8 4 10 4 5 0 9-4 9-10 0-5-4-8-9-11l-259-123z">
            <text:p/>
          </draw:path>
          <draw:path draw:style-name="gr4" draw:text-style-name="P4" draw:layer="layout" svg:width="0.196cm" svg:height="0.339cm" svg:x="4.961cm" svg:y="0.983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</draw:g>
        <draw:g>
          <svg:title>TexMaths</svg:title>
          <svg:desc>14§display§\alpha_x \geq 5§svg§600§FALSE§</svg:desc>
          <draw:polygon draw:style-name="gr5" draw:text-style-name="P5" draw:layer="layout" svg:width="1.462cm" svg:height="0.39cm" svg:x="15.982cm" svg:y="0.914cm" svg:viewBox="0 0 1463 391" draw:points="731,391 0,391 0,0 1463,0 1463,391">
            <text:p/>
          </draw:polygon>
          <draw:path draw:style-name="gr4" draw:text-style-name="P4" draw:layer="layout" svg:width="0.276cm" svg:height="0.223cm" svg:x="16.002cm" svg:y="1.01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16.312cm" svg:y="1.152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381cm" svg:x="16.721cm" svg:y="0.917cm" svg:viewBox="0 0 302 382" svg:d="M293 154c7-3 9-7 9-11s-2-7-9-11l-273-129c-7-3-9-3-10-3-6 0-10 4-10 10 0 5 4 8 10 11l259 122-259 122c-10 4-10 8-10 11 0 5 4 10 10 10 1 0 3 0 8-3zM284 382c9 0 18 0 18-10 0-9-11-9-18-9h-266c-8 0-18 0-18 9 0 10 8 10 17 10z">
            <text:p/>
          </draw:path>
          <draw:path draw:style-name="gr4" draw:text-style-name="P4" draw:layer="layout" svg:width="0.196cm" svg:height="0.339cm" svg:x="17.222cm" svg:y="0.903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99cm" fo:page-height="8.8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8-26T16:40:01.781416490</dc:date>
    <meta:editing-duration>PT41M18S</meta:editing-duration>
    <meta:editing-cycles>13</meta:editing-cycles>
    <meta:generator>LibreOffice/5.1.4.2$Linux_X86_64 LibreOffice_project/10m0$Build-2</meta:generator>
    <meta:document-statistic meta:object-count="197"/>
  </office:meta>
</office:document-meta>
</file>